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09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vdvdfvdfvdfdxb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23:27:29.583698574</meta:creation-date>
    <dc:date>2019-02-04T23:28:01.568121540</dc:date>
    <meta:editing-duration>PT35S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6.0.7.3$Linux_X86_64 LibreOffice_project/00m0$Build-3</meta:generator>
  </office:meta>
</office:document-meta>
</file>